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959" officeooo:paragraph-rsid="000e2959"/>
    </style:style>
    <style:style style:name="P2" style:family="paragraph" style:parent-style-name="Standard">
      <style:text-properties officeooo:rsid="000e2959" officeooo:paragraph-rsid="001126c3"/>
    </style:style>
    <style:style style:name="P3" style:family="paragraph" style:parent-style-name="Standard">
      <style:text-properties officeooo:rsid="001126c3" officeooo:paragraph-rsid="001126c3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126c3" officeooo:paragraph-rsid="001126c3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14701a" officeooo:paragraph-rsid="0014701a"/>
    </style:style>
    <style:style style:name="T1" style:family="text">
      <style:text-properties officeooo:rsid="00102408"/>
    </style:style>
    <style:style style:name="T2" style:family="text">
      <style:text-properties officeooo:rsid="001126c3"/>
    </style:style>
    <style:style style:name="T3" style:family="text">
      <style:text-properties fo:color="#c586c0"/>
    </style:style>
    <style:style style:name="T4" style:family="text">
      <style:text-properties fo:color="#9cdcfe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569cd6"/>
    </style:style>
    <style:style style:name="T8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de l’environnement FLASK</text:p>
      <text:p text:style-name="P1"/>
      <text:p text:style-name="P1">~docker pull python</text:p>
      <text:p text:style-name="P1">~docker run --name my_flask_container -itd -v `pwd`:/my_flask_app -w /my_flask_app -p 4000:3000 python</text:p>
      <text:p text:style-name="P1">~docker exec -it my_flask_container bash</text:p>
      <text:p text:style-name="P1"/>
      <text:p text:style-name="P1">/<text:span text:style-name="T1">my_flask_app# pip install flask</text:span></text:p>
      <text:p text:style-name="P2">/<text:span text:style-name="T1">my_flask_app# </text:span><text:span text:style-name="T2">python3 script.py</text:span></text:p>
      <text:p text:style-name="P2"/>
      <text:p text:style-name="P2"/>
      <text:p text:style-name="P3">check du code du script :</text:p>
      <text:p text:style-name="P3"/>
      <text:p text:style-name="P5"><text:span text:style-name="T3">from</text:span> flask <text:span text:style-name="T3">import</text:span> Flask</text:p>
      <text:p text:style-name="P4">app = Flask(<text:span text:style-name="T4">__name__</text:span>)</text:p>
      <text:p text:style-name="P6"/>
      <text:p text:style-name="P4"><text:span text:style-name="T5">@app.route</text:span>(<text:span text:style-name="T6">'/'</text:span>)</text:p>
      <text:p text:style-name="P4"><text:span text:style-name="T7">def</text:span> <text:span text:style-name="T5">index</text:span>():</text:p>
      <text:p text:style-name="P4"><text:span text:style-name="T3">return</text:span> <text:span text:style-name="T6">'Hello, world!'</text:span></text:p>
      <text:p text:style-name="P6"/>
      <text:p text:style-name="P4"><text:span text:style-name="T3">if</text:span> <text:span text:style-name="T4">__name__</text:span> == <text:span text:style-name="T6">"__main__"</text:span>:</text:p>
      <text:p text:style-name="P4">app.run(<text:span text:style-name="T4">host</text:span>=<text:span text:style-name="T6">"0.0.0.0"</text:span>, <text:span text:style-name="T4">port</text:span>=<text:span text:style-name="T8">3500</text:span>, <text:span text:style-name="T4">debug</text:span>=<text:span text:style-name="T7">True</text:span>)</text:p>
      <text:p text:style-name="P3"/>
      <text:p text:style-name="P7">lancer le docker :</text:p>
      <text:p text:style-name="P7">docker exec -it mysql_flask mysql -uroot -ppw</text:p>
      <text:p text:style-name="P7">lancer le container flask :</text:p>
      <text:p text:style-name="P7">docker exec -it my_flask_container ba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1:54:16.010917282</meta:creation-date>
    <dc:date>2021-02-17T11:39:39.439599533</dc:date>
    <meta:editing-duration>PT22H28M3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79" meta:character-count="581" meta:non-whitespace-character-count="521"/>
  </office:meta>
</office:document-meta>
</file>